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libri Cyr" svg:font-family="'Calibri Cyr'"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39in" loext:contextual-spacing="false" fo:line-height="115%" fo:text-align="center" style:justify-single-word="false" fo:orphans="0" fo:widows="0" fo:text-indent="0.4917in" style:auto-text-indent="false"/>
    </style:style>
    <style:style style:name="P2" style:family="paragraph" style:parent-style-name="Standard">
      <style:paragraph-properties fo:margin-left="0in" fo:margin-right="0in" fo:margin-top="0in" fo:margin-bottom="0.139in" loext:contextual-spacing="false" fo:line-height="115%" fo:text-align="justify" style:justify-single-word="false" fo:orphans="0" fo:widows="0" fo:text-indent="0.4917in" style:auto-text-indent="false"/>
    </style:style>
    <style:style style:name="P3" style:family="paragraph" style:parent-style-name="Standard">
      <style:paragraph-properties fo:margin-left="0in" fo:margin-right="0in" fo:margin-top="0in" fo:margin-bottom="0.139in" loext:contextual-spacing="false" fo:line-height="115%" fo:text-align="justify" style:justify-single-word="false" fo:orphans="0" fo:widows="0" fo:text-indent="0.4917in" style:auto-text-indent="false">
        <style:tab-stops>
          <style:tab-stop style:position="1.9898in"/>
        </style:tab-stops>
      </style:paragraph-properties>
    </style:style>
    <style:style style:name="P4" style:family="paragraph" style:parent-style-name="Standard">
      <style:paragraph-properties fo:margin-left="0in" fo:margin-right="0in" fo:margin-top="0in" fo:margin-bottom="0.139in" loext:contextual-spacing="false" fo:line-height="115%" fo:text-align="justify" style:justify-single-word="false" fo:orphans="0" fo:widows="0" fo:text-indent="0.4917in" style:auto-text-indent="false"/>
      <style:text-properties officeooo:paragraph-rsid="001b1853"/>
    </style:style>
    <style:style style:name="P5" style:family="paragraph" style:parent-style-name="Standard">
      <style:paragraph-properties fo:margin-left="0in" fo:margin-right="0in" fo:margin-top="0in" fo:margin-bottom="0.139in" loext:contextual-spacing="false" fo:line-height="115%" fo:text-align="justify" style:justify-single-word="false" fo:orphans="0" fo:widows="0" fo:text-indent="0.4917in" style:auto-text-indent="false"/>
      <style:text-properties officeooo:paragraph-rsid="001b4c09"/>
    </style:style>
    <style:style style:name="P6" style:family="paragraph" style:parent-style-name="Standard">
      <style:paragraph-properties fo:margin-left="0in" fo:margin-right="0in" fo:margin-top="0in" fo:margin-bottom="0.139in" loext:contextual-spacing="false" fo:line-height="115%" fo:text-align="justify" style:justify-single-word="false" fo:orphans="0" fo:widows="0" fo:text-indent="0.4917in" style:auto-text-indent="false"/>
      <style:text-properties officeooo:paragraph-rsid="001b61e2"/>
    </style:style>
    <style:style style:name="P7" style:family="paragraph" style:parent-style-name="Standard">
      <style:paragraph-properties fo:margin-left="0in" fo:margin-right="0in" fo:margin-top="0in" fo:margin-bottom="0.139in" loext:contextual-spacing="false" fo:line-height="115%" fo:text-align="justify" style:justify-single-word="false" fo:orphans="0" fo:widows="0" fo:text-indent="0.4917in" style:auto-text-indent="false"/>
      <style:text-properties officeooo:paragraph-rsid="001c9f7e"/>
    </style:style>
    <style:style style:name="P8" style:family="paragraph" style:parent-style-name="Standard">
      <style:paragraph-properties fo:margin-left="0in" fo:margin-right="0in" fo:margin-top="0in" fo:margin-bottom="0.139in" loext:contextual-spacing="false" fo:line-height="115%" fo:orphans="0" fo:widows="0" fo:text-indent="0.4917in" style:auto-text-indent="false"/>
    </style:style>
    <style:style style:name="P9" style:family="paragraph" style:parent-style-name="Standard">
      <style:paragraph-properties fo:margin-left="0in" fo:margin-right="0in" fo:margin-top="0in" fo:margin-bottom="0.139in" loext:contextual-spacing="false" fo:line-height="115%" fo:text-align="start" style:justify-single-word="false" fo:orphans="0" fo:widows="0" fo:text-indent="0.4917in" style:auto-text-indent="false"/>
    </style:style>
    <style:style style:name="P10" style:family="paragraph" style:parent-style-name="Standard">
      <style:paragraph-properties fo:margin-left="0in" fo:margin-right="0in" fo:margin-top="0in" fo:margin-bottom="0.139in" loext:contextual-spacing="false" fo:line-height="115%" fo:text-align="start" style:justify-single-word="false" fo:orphans="0" fo:widows="0" fo:text-indent="0.4917in" style:auto-text-indent="false"/>
      <style:text-properties officeooo:paragraph-rsid="0019f3aa"/>
    </style:style>
    <style:style style:name="P11" style:family="paragraph" style:parent-style-name="Standard">
      <style:paragraph-properties fo:margin-left="0in" fo:margin-right="0in" fo:margin-top="0in" fo:margin-bottom="0.139in" loext:contextual-spacing="false" fo:line-height="115%" fo:orphans="0" fo:widows="0" fo:text-indent="0.4917in" style:auto-text-indent="false"/>
      <style:text-properties fo:color="#000000" style:font-name="Calibri" fo:font-size="11pt" fo:font-style="normal" style:font-size-asian="11pt" style:font-style-asian="normal"/>
    </style:style>
    <style:style style:name="P12" style:family="paragraph" style:parent-style-name="Standard">
      <style:paragraph-properties fo:margin-left="0in" fo:margin-right="0in" fo:margin-top="0in" fo:margin-bottom="0.139in" loext:contextual-spacing="false" fo:line-height="115%" fo:text-align="justify" style:justify-single-word="false" fo:orphans="0" fo:widows="0" fo:text-indent="0.4917in" style:auto-text-indent="false"/>
      <style:text-properties fo:color="#000000" style:font-name="Calibri" fo:font-size="11pt" fo:font-style="normal" style:font-size-asian="11pt" style:font-style-asian="normal"/>
    </style:style>
    <style:style style:name="P13" style:family="paragraph" style:parent-style-name="Standard">
      <style:paragraph-properties fo:margin-left="0in" fo:margin-right="0in" fo:margin-top="0in" fo:margin-bottom="0.139in" loext:contextual-spacing="false" fo:line-height="115%" fo:text-align="justify" style:justify-single-word="false" fo:orphans="0" fo:widows="0" fo:text-indent="0.4917in" style:auto-text-indent="false"/>
      <style:text-properties fo:color="#000000" style:font-name="Calibri" fo:font-size="11pt" fo:font-style="normal" style:text-underline-style="solid" style:text-underline-width="auto" style:text-underline-color="font-color" style:font-size-asian="11pt" style:font-style-asian="normal"/>
    </style:style>
    <style:style style:name="P14" style:family="paragraph" style:parent-style-name="Standard">
      <style:paragraph-properties fo:margin-left="0in" fo:margin-right="0in" fo:margin-top="0in" fo:margin-bottom="0.139in" loext:contextual-spacing="false" fo:line-height="115%" fo:text-align="justify" style:justify-single-word="false" fo:orphans="0" fo:widows="0" fo:text-indent="0.4917in" style:auto-text-indent="false"/>
      <style:text-properties fo:color="#000000" style:font-name="Calibri" fo:font-size="11pt" fo:language="en" fo:country="US" fo:font-style="normal" style:text-underline-style="none" style:font-size-asian="11pt" style:font-style-asian="normal"/>
    </style:style>
    <style:style style:name="P15" style:family="paragraph" style:parent-style-name="Standard">
      <style:paragraph-properties fo:margin-left="0in" fo:margin-right="0in" fo:margin-top="0in" fo:margin-bottom="0.139in" loext:contextual-spacing="false" fo:line-height="115%" fo:text-align="justify" style:justify-single-word="false" fo:orphans="0" fo:widows="0" fo:text-indent="0.4917in" style:auto-text-indent="false"/>
      <style:text-properties fo:color="#000000" style:font-name="Calibri" fo:font-size="11pt" fo:language="en" fo:country="US" fo:font-style="normal" style:text-underline-style="none" fo:font-weight="normal" style:font-size-asian="11pt" style:font-style-asian="normal" style:font-weight-asian="normal"/>
    </style:style>
    <style:style style:name="P16" style:family="paragraph" style:parent-style-name="Standard">
      <style:paragraph-properties fo:margin-left="0in" fo:margin-right="0in" fo:margin-top="0in" fo:margin-bottom="0.139in" loext:contextual-spacing="false" fo:line-height="115%" fo:text-align="justify" style:justify-single-word="false" fo:orphans="0" fo:widows="0" fo:text-indent="0.4917in" style:auto-text-indent="false"/>
      <style:text-properties fo:color="#000000" style:text-line-through-style="none" style:text-line-through-type="none" style:font-name="Calibri" fo:font-size="11pt" fo:language="en" fo:country="US" fo:font-style="normal" style:text-underline-style="none" fo:font-weight="normal" style:font-size-asian="11pt" style:font-style-asian="normal" style:font-weight-asian="normal"/>
    </style:style>
    <style:style style:name="P17" style:family="paragraph" style:parent-style-name="Standard">
      <style:paragraph-properties fo:margin-left="0in" fo:margin-right="0in" fo:margin-top="0in" fo:margin-bottom="0.139in" loext:contextual-spacing="false" fo:line-height="115%" fo:text-align="justify" style:justify-single-word="false" fo:orphans="0" fo:widows="0" fo:text-indent="0.4917in" style:auto-text-indent="false"/>
      <style:text-properties fo:color="#000000" style:text-line-through-style="none" style:text-line-through-type="none" style:font-name="Calibri" fo:font-size="11pt" fo:language="en" fo:country="US" fo:font-style="normal" style:text-underline-style="none" fo:font-weight="bold" style:font-size-asian="11pt" style:font-style-asian="normal" style:font-weight-asian="bold"/>
    </style:style>
    <style:style style:name="P18" style:family="paragraph" style:parent-style-name="Standard">
      <style:paragraph-properties fo:margin-left="0in" fo:margin-right="0in" fo:margin-top="0in" fo:margin-bottom="0.111in" loext:contextual-spacing="false" fo:line-height="105%" fo:orphans="2" fo:widows="2" fo:text-indent="0.4917in" style:auto-text-indent="false"/>
    </style:style>
    <style:style style:name="P19" style:family="paragraph" style:parent-style-name="Heading_20_2">
      <style:paragraph-properties fo:margin-top="0.028in" fo:margin-bottom="0.0835in" loext:contextual-spacing="false" fo:line-height="105%" fo:keep-together="always" fo:orphans="2" fo:widows="2" fo:keep-with-next="always"/>
    </style:style>
    <style:style style:name="T1" style:family="text">
      <style:text-properties style:font-name="Calibri" fo:font-size="14pt" style:font-size-asian="14pt"/>
    </style:style>
    <style:style style:name="T2" style:family="text">
      <style:text-properties fo:color="#2e74b5" style:font-name="Calibri Light" fo:font-size="13pt" style:font-size-asian="13pt"/>
    </style:style>
    <style:style style:name="T3" style:family="text">
      <style:text-properties fo:color="#2e74b5" style:font-name="Calibri Light" fo:font-size="13pt" fo:font-style="normal" style:text-underline-style="none" style:font-size-asian="13pt" style:font-style-asian="normal"/>
    </style:style>
    <style:style style:name="T4" style:family="text">
      <style:text-properties fo:color="#2e74b5" style:font-name="Calibri Light" fo:font-size="13pt" fo:language="en" fo:country="US" fo:font-style="normal" style:text-underline-style="none" style:font-size-asian="13pt" style:font-style-asian="normal"/>
    </style:style>
    <style:style style:name="T5" style:family="text">
      <style:text-properties fo:color="#2e74b5" style:text-line-through-style="none" style:text-line-through-type="none" style:font-name="Calibri Light" fo:font-size="13pt" fo:language="en" fo:country="US" fo:font-style="normal" style:text-underline-style="none" fo:font-weight="normal" style:font-size-asian="13pt" style:font-style-asian="normal" style:font-weight-asian="normal"/>
    </style:style>
    <style:style style:name="T6" style:family="text">
      <style:text-properties fo:color="#000000" style:font-name="Calibri" fo:font-size="11pt" fo:font-style="italic" style:font-size-asian="11pt" style:font-style-asian="italic"/>
    </style:style>
    <style:style style:name="T7" style:family="text">
      <style:text-properties fo:color="#000000" style:font-name="Calibri" fo:font-size="11pt" fo:font-style="normal" style:font-size-asian="11pt" style:font-style-asian="normal"/>
    </style:style>
    <style:style style:name="T8" style:family="text">
      <style:text-properties fo:color="#000000" style:font-name="Calibri" fo:font-size="11pt" fo:language="en" fo:country="US" fo:font-style="normal" style:text-underline-style="none" style:font-size-asian="11pt" style:font-style-asian="normal"/>
    </style:style>
    <style:style style:name="T9" style:family="text">
      <style:text-properties fo:color="#000000" style:font-name="Calibri" fo:font-size="11pt" fo:language="en" fo:country="US" fo:font-style="normal" style:text-underline-style="none" officeooo:rsid="001b0d95" style:font-size-asian="11pt" style:font-style-asian="normal" style:font-name-complex="Calibri1"/>
    </style:style>
    <style:style style:name="T10" style:family="text">
      <style:text-properties fo:color="#000000" style:font-name="Calibri" fo:font-size="11pt" fo:language="en" fo:country="US" fo:font-style="normal" style:text-underline-style="none" officeooo:rsid="001c9f7e" style:font-size-asian="11pt" style:font-style-asian="normal" style:font-name-complex="Calibri1"/>
    </style:style>
    <style:style style:name="T11" style:family="text">
      <style:text-properties fo:color="#000000" style:font-name="Calibri" fo:font-size="11pt" fo:language="en" fo:country="US" fo:font-style="normal" style:text-underline-style="none" officeooo:rsid="001c9f7e" style:font-size-asian="11pt" style:font-style-asian="normal"/>
    </style:style>
    <style:style style:name="T12" style:family="text">
      <style:text-properties fo:color="#000000" style:font-name="Calibri" fo:font-size="11pt" fo:language="en" fo:country="US" fo:font-style="normal" style:text-underline-style="none" officeooo:rsid="001f608c" style:font-size-asian="11pt" style:font-style-asian="normal"/>
    </style:style>
    <style:style style:name="T13" style:family="text">
      <style:text-properties fo:color="#000000" style:font-name="Calibri" fo:font-size="11pt" fo:language="en" fo:country="US" fo:font-style="normal" style:text-underline-style="none" fo:font-weight="bold" style:font-size-asian="11pt" style:font-style-asian="normal" style:font-weight-asian="bold"/>
    </style:style>
    <style:style style:name="T14" style:family="text">
      <style:text-properties fo:color="#000000" style:font-name="Calibri" fo:font-size="11pt" fo:language="en" fo:country="US" fo:font-style="normal" style:text-underline-style="none" fo:font-weight="normal" style:font-size-asian="11pt" style:font-style-asian="normal" style:font-weight-asian="normal"/>
    </style:style>
    <style:style style:name="T15" style:family="text">
      <style:text-properties fo:color="#000000" style:font-name="Calibri" fo:font-size="11pt" fo:language="en" fo:country="US" fo:font-style="italic" style:text-underline-style="none" style:font-size-asian="11pt" style:font-style-asian="italic"/>
    </style:style>
    <style:style style:name="T16" style:family="text">
      <style:text-properties fo:color="#000000" style:font-name="Calibri Cyr" fo:font-size="11pt" fo:language="ru" fo:country="RU" fo:font-style="normal" style:text-underline-style="none" style:font-size-asian="11pt" style:font-style-asian="normal"/>
    </style:style>
    <style:style style:name="T17" style:family="text">
      <style:text-properties fo:color="#000000" style:font-name="Calibri Cyr" fo:font-size="11pt" fo:language="ru" fo:country="RU" fo:font-style="normal" style:text-underline-style="none" fo:font-weight="normal" style:font-size-asian="11pt" style:font-style-asian="normal" style:font-weight-asian="normal"/>
    </style:style>
    <style:style style:name="T18" style:family="text">
      <style:text-properties fo:color="#000000" style:font-name="Calibri Cyr" fo:font-size="11pt" fo:language="ru" fo:country="RU" fo:font-style="normal" style:text-underline-style="solid" style:text-underline-width="auto" style:text-underline-color="font-color" style:font-size-asian="11pt" style:font-style-asian="normal"/>
    </style:style>
    <style:style style:name="T19" style:family="text">
      <style:text-properties fo:color="#000000" style:font-name="Calibri Cyr" fo:font-size="11pt" fo:language="ru" fo:country="RU" fo:font-style="italic" style:text-underline-style="none" style:font-size-asian="11pt" style:font-style-asian="italic"/>
    </style:style>
    <style:style style:name="T20" style:family="text">
      <style:text-properties fo:color="#000000" style:text-line-through-style="solid" style:text-line-through-type="single" style:font-name="Calibri Cyr" fo:font-size="11pt" fo:language="ru" fo:country="RU" fo:font-style="normal" style:text-underline-style="none" fo:font-weight="normal" style:font-size-asian="11pt" style:font-style-asian="normal" style:font-weight-asian="normal"/>
    </style:style>
    <style:style style:name="T21" style:family="text">
      <style:text-properties fo:color="#000000" style:text-line-through-style="solid" style:text-line-through-type="single" style:font-name="Calibri" fo:font-size="11pt" fo:language="en" fo:country="US" fo:font-style="normal" style:text-underline-style="none" fo:font-weight="normal" style:font-size-asian="11pt" style:font-style-asian="normal" style:font-weight-asian="normal"/>
    </style:style>
    <style:style style:name="T22" style:family="text">
      <style:text-properties fo:color="#000000" style:text-line-through-style="none" style:text-line-through-type="none" style:font-name="Calibri" fo:font-size="11pt" fo:language="en" fo:country="US" fo:font-style="normal" style:text-underline-style="none" fo:font-weight="normal" style:font-size-asian="11pt" style:font-style-asian="normal" style:font-weight-asian="normal"/>
    </style:style>
    <style:style style:name="T23" style:family="text">
      <style:text-properties fo:color="#000000" style:text-line-through-style="none" style:text-line-through-type="none" style:font-name="Calibri" fo:font-size="11pt" fo:language="en" fo:country="US" fo:font-style="normal" style:text-underline-style="none" fo:font-weight="normal" officeooo:rsid="0019f3aa" style:font-size-asian="11pt" style:font-style-asian="normal" style:font-weight-asian="normal"/>
    </style:style>
    <style:style style:name="T24" style:family="text">
      <style:text-properties fo:color="#000000" style:text-line-through-style="none" style:text-line-through-type="none" style:font-name="Calibri" fo:font-size="11pt" fo:language="en" fo:country="US" fo:font-style="normal" style:text-underline-style="none" fo:font-weight="normal" officeooo:rsid="001acc26" style:font-size-asian="11pt" style:font-style-asian="normal" style:font-weight-asian="normal"/>
    </style:style>
    <style:style style:name="T25" style:family="text">
      <style:text-properties fo:color="#000000" style:text-line-through-style="none" style:text-line-through-type="none" style:font-name="Calibri" fo:font-size="11pt" fo:language="en" fo:country="US" fo:font-style="normal" style:text-underline-style="none" fo:font-weight="normal" officeooo:rsid="001b1853" style:font-size-asian="11pt" style:font-style-asian="normal" style:font-weight-asian="normal"/>
    </style:style>
    <style:style style:name="T26" style:family="text">
      <style:text-properties fo:color="#000000" style:text-line-through-style="none" style:text-line-through-type="none" style:font-name="Calibri" fo:font-size="11pt" fo:language="en" fo:country="US" fo:font-style="normal" style:text-underline-style="none" fo:font-weight="normal" officeooo:rsid="001b4c09" style:font-size-asian="11pt" style:font-style-asian="normal" style:font-weight-asian="normal"/>
    </style:style>
    <style:style style:name="T27" style:family="text">
      <style:text-properties fo:color="#000000" style:text-line-through-style="none" style:text-line-through-type="none" style:font-name="Calibri" fo:font-size="11pt" fo:language="en" fo:country="US" fo:font-style="normal" style:text-underline-style="none" fo:font-weight="normal" officeooo:rsid="001b0d95" style:font-size-asian="11pt" style:font-style-asian="normal" style:font-weight-asian="normal" style:font-name-complex="Calibri1"/>
    </style:style>
    <style:style style:name="T28" style:family="text">
      <style:text-properties fo:color="#000000" style:text-line-through-style="none" style:text-line-through-type="none" style:font-name="Calibri" fo:font-size="11pt" fo:language="en" fo:country="US" fo:font-style="normal" style:text-underline-style="none" fo:font-weight="normal" officeooo:rsid="001b61e2" style:font-size-asian="11pt" style:font-style-asian="normal" style:font-weight-asian="normal"/>
    </style:style>
    <style:style style:name="T29" style:family="text">
      <style:text-properties fo:color="#000000" style:text-line-through-style="none" style:text-line-through-type="none" style:font-name="Calibri" fo:font-size="11pt" fo:language="en" fo:country="US" fo:font-style="normal" style:text-underline-style="none" fo:font-weight="bold" style:font-size-asian="11pt" style:font-style-asian="normal" style:font-weight-asian="bold"/>
    </style:style>
    <style:style style:name="T30" style:family="text">
      <style:text-properties fo:color="#000000" style:text-line-through-style="none" style:text-line-through-type="none" style:font-name="Calibri" fo:font-size="11pt" fo:language="en" fo:country="US" fo:font-style="italic" style:text-underline-style="none" fo:font-weight="normal" style:font-size-asian="11pt" style:font-style-asian="italic" style:font-weight-asian="normal"/>
    </style:style>
    <style:style style:name="T31" style:family="text">
      <style:text-properties fo:color="#000000" style:text-line-through-style="none" style:text-line-through-type="none" style:font-name="Calibri Cyr" fo:font-size="11pt" fo:language="ru" fo:country="RU" fo:font-style="normal" style:text-underline-style="none" fo:font-weight="normal" style:font-size-asian="11pt" style:font-style-asian="normal" style:font-weight-asian="normal"/>
    </style:style>
    <style:style style:name="T32" style:family="text">
      <style:text-properties fo:color="#000000" style:text-line-through-style="none" style:text-line-through-type="none" style:font-name="Calibri Cyr" fo:font-size="11pt" fo:language="ru" fo:country="RU" fo:font-style="normal" style:text-underline-style="none" fo:font-weight="bold" style:font-size-asian="11pt" style:font-style-asian="normal" style:font-weight-asian="bold"/>
    </style:style>
    <style:style style:name="T33" style:family="text">
      <style:text-properties fo:color="#ff0000" style:font-name="Calibri Cyr" fo:font-size="11pt" fo:language="ru" fo:country="RU" fo:font-style="normal" style:text-underline-style="none" style:font-size-asian="11pt" style:font-style-asian="normal"/>
    </style:style>
    <style:style style:name="T34" style:family="text">
      <style:text-properties fo:color="#ff0000" style:font-name="Calibri" fo:font-size="11pt" fo:language="en" fo:country="US" fo:font-style="italic" style:text-underline-style="none" style:font-size-asian="11pt" style:font-style-asian="italic"/>
    </style:style>
    <style:style style:name="T35" style:family="text">
      <style:text-properties fo:color="#ff0000" style:font-name="Calibri" fo:font-size="11pt" fo:language="en" fo:country="US" fo:font-style="normal" style:text-underline-style="none" style:font-size-asian="11pt" style:font-style-asian="normal"/>
    </style:style>
    <style:style style:name="T36" style:family="text">
      <style:text-properties fo:language="ru" fo:country="RU"/>
    </style:style>
    <style:style style:name="T37"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1">Briefing</text:span></text:p>
      <text:p text:style-name="P19"><text:span text:style-name="T2">UNATCO HQ. </text:span></text:p>
      <text:p text:style-name="P2"><text:span text:style-name="T6">Manderley and Simons are briefing Paul in Manderley’s office. Communications with a space hotel went down. The name of the hotel is (either Space Castle or Space Suites. The latter is funny cause it spells similar to ‘space suits’) UNATCO sent troops there but they did not report back. The nano-augmented agent is the world’s “only hope”. (some rich people reported on the station including maybe Juan Lebedev, already suspected for NSF connection with no solid proof though) Manderley does his very best to glorify this mission and Denton’s role in it. Alex Jacobson will be helping through the infolink.</text:span></text:p>
      <text:p text:style-name="P8"><text:span text:style-name="T7">JC: You wanted to see me, boss?</text:span></text:p>
      <text:p text:style-name="P8"><text:span text:style-name="T7">Manderley: At ease, JC. Son, we have a very urgent mission for you. </text:span></text:p>
      <text:p text:style-name="P8"><text:span text:style-name="T7">JC: A field operation? I’m ready for it, Sir, but me and my partner Anna Navarre are still assigned to an investigation of the missing Ambrosia shipment. </text:span></text:p>
      <text:p text:style-name="P2"><text:span text:style-name="T7">Manderley: I was thinking about sending one of our more mature agents like Mr. Gunther or Paul but our investors insisted we give you a chance to lead this operation. However, before I can assign this mission to you we must be absolutely sure you are the right man for the job. That means you have to pass a small test.</text:span></text:p>
      <text:p text:style-name="P8"><text:span text:style-name="T7">Choice 1: JC: Just like back in the academy.</text:span></text:p>
      <text:p text:style-name="P8"><text:span text:style-name="T7">Choice 2: JC: More tests? With all due respect, Mr. Manderley, haven’t I proven myself during the training course? I was UNATCO ‘s best trainee in Switzerland…</text:span></text:p>
      <text:p text:style-name="P8"><text:span text:style-name="T7">Manderley: Like I said, it was the idea of our generous investors. It’s not the same physical drills or psychological evaluation that you’ve been through in UNATCO academy. This one is to make sure we’re on the same page. To see whether we can trust you.</text:span></text:p>
      <text:p text:style-name="P8"><text:span text:style-name="T7">JC: I’m ready.</text:span></text:p>
      <text:p text:style-name="P8"><text:span text:style-name="T7">Manderley: Imagine your next mission has no objective, no known enemy and no location. You are asked to go in an unknown site and bring an unknown item. You are to choose between three tools in order to accomplish such a bizarre objective. </text:span></text:p>
      <text:p text:style-name="P8"><text:span text:style-name="T7">Option number one: infuse an additional augmentation for your nanite architecture. </text:span></text:p>
      <text:p text:style-name="P8"><text:span text:style-name="T7">Option number two: go in like the U.S. marshals packing top-secret prototype arsenal and shoot your way through like Rambo. </text:span></text:p>
      <text:p text:style-name="P8"><text:span text:style-name="T7">And the last option is to use computer-aided knowledge to master the skills of everything you know.</text:span></text:p>
      <text:p text:style-name="P8"><text:span text:style-name="T7">Manderley: Which one would you choose and why?</text:span></text:p>
      <text:p text:style-name="P8"><text:span text:style-name="T7">Choice 1: All biomods. I can become a Transhumanist superhero. A dream of civilization. A walking war machine. I can tear my enemy apart with an empty inventory. </text:span></text:p>
      <text:p text:style-name="P8"><text:soft-page-break/><text:span text:style-name="T7">Manderley: That’s right, the future is behind the biotech revolution. Get any augs you will find at Jaime Reyes’s office. Tonight we’ll sending an agent that has embraced becoming more than human.</text:span></text:p>
      <text:p text:style-name="P11"/>
      <text:p text:style-name="P8"><text:span text:style-name="T7">Choice 2: Just give me weapons and spare no ammo. Plasma blasters, energy sabers, the whole nine yards. Nobody messes with UNATCO and lives.</text:span></text:p>
      <text:p text:style-name="P8"><text:span text:style-name="T7">Manderley: I’ve never seen such dedication to the cause of the coalition since Anna Navarre. You will be the person to redeem our Freedom, because Freedom is bought on the battleground by soldiers like you. Get your equipment from Sam Carter, I’ll clear some advanced experimental stuff for you.</text:span></text:p>
      <text:p text:style-name="P11"/>
      <text:p text:style-name="P8"><text:span text:style-name="T7">Choice 3: Knowledge is power. We live in the age when information is the most valuable resource. Experience is what makes a true agent, not his toys. </text:span></text:p>
      <text:p text:style-name="P8"><text:span text:style-name="T7">Manderley: Don’t expect to become Albert Einstein…you’ll become even smarter. In our time computers have long exceeded capabilities of a human mind. You will be plugged in to Internet 3. Alex Jacobson’s new special algorithm will enhance your mental capacity, instantaneously upgrading all your skills and memory.</text:span></text:p>
      <text:p text:style-name="P11"/>
      <text:p text:style-name="P8"><text:span text:style-name="T7">Choice 4: Repeat my options.</text:span></text:p>
      <text:p text:style-name="P11"/>
      <text:p text:style-name="P8"><text:span text:style-name="T7">Manderley: Congratulations, JC, you’ve passed the test. Our investors will be happy to know you’ve lived up to their expectations. As a matter of fact, we’ll be joined by one of our investors at this briefing. He is a well-respected government man. For the sake of his security, I hope you are comfortable with not knowing his identity.</text:span></text:p>
      <text:p text:style-name="P8"><text:span text:style-name="T7">JC: ‘Secrets are lives’ is my life’s motto, boss.</text:span></text:p>
      <text:p text:style-name="P8"><text:span text:style-name="T7">Manderley: Precisely. That’s why you will not tell anyone about this mission – not even your brother. No one will ever know you were there.</text:span></text:p>
      <text:p text:style-name="P8"><text:span text:style-name="T7">JC: Just tell me who my next objective is.</text:span></text:p>
      <text:p text:style-name="P8"><text:span text:style-name="T7">Manderley: We are hoping this mission will not turn out to be a bloodbath. In fact we have no clue as to what you are going to face with or whether or not there is a real enemy.</text:span></text:p>
      <text:p text:style-name="P8"><text:span text:style-name="T7">JC: I hope you’re not sending me where you don’t know?</text:span></text:p>
      <text:p text:style-name="P8"><text:span text:style-name="T7">Manderley: Relax, it’s a real physical place, but it doesn’t officially exist. I’ll let our investor speak now.</text:span></text:p>
      <text:p text:style-name="P8"><text:span text:style-name="T7">WS: Agent Denton, we are sending you to a top-secret orbital science platform. A few days ago we’ve lost communications with the space station, we are afraid something went wrong on their end. UNATCO sent a squad of highly-trained troops to investigate what went wrong, but as soon as they’ve docked to the station the </text:span><text:soft-page-break/><text:span text:style-name="T7">signal was lost. The research that was conducted on this station is fundamental to the ideas of Transhumanism, with the station offline, the nanotech revolution is slowing down with every minute. This situation is unacceptable.</text:span></text:p>
      <text:p text:style-name="P8"><text:span text:style-name="T7">Manderley: You are the world’s only hope, JC. Bring the station back online and you’ll put the scientific progress back on track. Your secondary objective is to find out what happened to the rescue squad, but re-establishing communications with the station is your number one priority. Any questions?</text:span></text:p>
      <text:p text:style-name="P8"><text:span text:style-name="T7">JC: Why does so much depends on one space lab?</text:span></text:p>
      <text:p text:style-name="P8"><text:span text:style-name="T7">Manderley: You’ve seen what the society has become – terrorism is on the rise, the plague is killing millions and on top of that the effects of the Global Warming are worse than ever. We are in trouble on all levels of human life, we cannot afford our scientific progress go into a decline as well! Get to the helipad and take the unmanned spacecraft to the orbit. You will hear from Alex once you dock to the station.</text:span></text:p>
      <text:p text:style-name="P8"><text:span text:style-name="T7">JC: Understood, sir. </text:span></text:p>
      <text:p text:style-name="P1"><text:span text:style-name="T7">==========================================================</text:span></text:p>
      <text:p text:style-name="P12"/>
      <text:p text:style-name="P13"/>
      <text:p text:style-name="P19"><text:span text:style-name="T3">Level 1</text:span></text:p>
      <text:p text:style-name="P2"><text:span text:style-name="T16">Игрок</text:span><text:span text:style-name="T8"> </text:span><text:span text:style-name="T16">появляется</text:span><text:span text:style-name="T8"> </text:span><text:span text:style-name="T16">в</text:span><text:span text:style-name="T8"> </text:span><text:span text:style-name="T16">доках</text:span><text:span text:style-name="T8"> «</text:span><text:span text:style-name="T16">помещение</text:span><text:span text:style-name="T8"> 1» </text:span><text:span text:style-name="T16">возле</text:span><text:span text:style-name="T8"> </text:span><text:span text:style-name="T16">корабля, на котором он прилетел. Основное освещение не функционирует, тусклый свет аварийного освещения. </text:span><text:span text:style-name="T33">Алекс замечает что гравитации нет и подсказывает что натитный пол активируется кокда Пол включит основное питание. </text:span><text:span text:style-name="T16">Игрок видит корабль группы, которая прилетела на разведку ранее. В доках присутствует козловой кран, который управляется с панели управления, расположенной в будке в углу помещения. Ворота, ведущие в помещение 2 перегорожены упавшим контейнером, который игроку предстоит убрать с помощью козлового крана.</text:span></text:p>
      <text:p text:style-name="P2"><text:span text:style-name="T16">После того как игрок убирает контейнер он попадает в зону досмотра грузов (помещение 2). В данном помещении разбросаны деревянные и металлические ящики, также лежит труп одного из разведчиков, что указывает на то, что в данном помещении игроку грозит опасность. </text:span></text:p>
      <text:p text:style-name="P8"><text:span text:style-name="T8">JC: Alex? Can you see this? Looks like I found Manderley’s team. Someone slaughtered them…Some more bodies of men in unknown iniform…</text:span></text:p>
      <text:p text:style-name="P8"><text:span text:style-name="T8">OpheliaUI: Welcome to Heaven! Bienvenido a Heaven! Willkommen bei Heaven! Bienvenue a Heaven! Dobro Pozhalovat’ v Heaven!</text:span></text:p>
      <text:p text:style-name="P8"><text:span text:style-name="T8">JC: What the hell?</text:span></text:p>
      <text:p text:style-name="P8"><text:span text:style-name="T8">OpheliaUI: Based on your language input, you have selected English, as your primary language. You can change it anytime by requesting Settings.</text:span></text:p>
      <text:p text:style-name="P8"><text:span text:style-name="T8">JC: Some kind of a holographic user interface has contacted me. It refers to this place as ‘Heaven’…</text:span></text:p>
      <text:p text:style-name="P8"><text:soft-page-break/><text:span text:style-name="T8">OpheliaUI: No, I’m sorry, I forgot. Heaven is closed. My name is Ophelia. Heaven has been my name a long time ago.</text:span></text:p>
      <text:p text:style-name="P8"><text:span text:style-name="T8">JC: Your name? You must be the station’s A.I.</text:span></text:p>
      <text:p text:style-name="P8"><text:span text:style-name="T8">O: No, I’m not an Artificial Intelligence.</text:span></text:p>
      <text:p text:style-name="P8"><text:span text:style-name="T8">JC: What? Then what are you?</text:span></text:p>
      <text:p text:style-name="P8"><text:span text:style-name="T8">O: I am Ophelia. An orbital scientific platform. I host the world’s greatest mins who work on the most advanced technology projects. From up here we choose which direction science will go tomorrow and program the future.</text:span></text:p>
      <text:p text:style-name="P8"><text:span text:style-name="T8">JC: I’ve been briefed on the nature of this space station. I need your help. I’m here on behalf of UNATCO director Joseph Manderley. I need all the information you can provide to aid my investigation.</text:span></text:p>
      <text:p text:style-name="P8"><text:span text:style-name="T8">O: I’ll be happy to assist you. What seems to be the problem, officer?</text:span></text:p>
      <text:p text:style-name="P8"><text:span text:style-name="T8">JC: Well, I don’t know, let’s start with all the dead bodies in front of your eyes? I hope you understand my sarcasm?</text:span></text:p>
      <text:p text:style-name="P8"><text:span text:style-name="T8">O: [Error beep] I’m really sorry, but the Operating System can’t answer that question right now. The Intelligence Module has been disabled. Please contact the system administrator.</text:span></text:p>
      <text:p text:style-name="P8"><text:span text:style-name="T8">JC: The Intelligence Module? Where can I find it?</text:span></text:p>
      <text:p text:style-name="P8"><text:span text:style-name="T8">O: It’s on Level 3, Reactor/Datacenter. You may ask permission to enter from Captain Kurzstein.</text:span></text:p>
      <text:p text:style-name="P8"><text:span text:style-name="T8">JC: You mean the medaled officer dude with his brains all over the floor?</text:span></text:p>
      <text:p text:style-name="P8"><text:span text:style-name="T8">O: Before you may proceed past the Inspection Room, we must ask you to submit to a security scan. Nothing to be afraid of, it’s a standard procedure.</text:span></text:p>
      <text:p text:style-name="P8"><text:span text:style-name="T8">JC: Can I talk to a human? Are there any survivors?</text:span></text:p>
      <text:p text:style-name="P8"><text:span text:style-name="T8">O: Please stand still and don’t make any movement while we are scanning you.</text:span></text:p>
      <text:p text:style-name="P8"><text:span text:style-name="T8">JC…</text:span></text:p>
      <text:p text:style-name="P8"><text:span text:style-name="T8">O: [Error beep] Shoot! A fatal error occurred. The ID chip was not found. You can’t stay in Heaven. I’m sorry, you are not supposed to be at this station. You must leave this area. You can’t stay in Heaven.</text:span></text:p>
      <text:p text:style-name="P8"><text:span text:style-name="T8">O:[ACCESS DENIED BEEP] Oh no! I apologize, I made a mistake. Security directive number 788 has been activated. You are NOT allowed to leave this area. </text:span></text:p>
      <text:p text:style-name="P8"><text:span text:style-name="T8">JC: Damnit!</text:span></text:p>
      <text:p text:style-name="P8"><text:span text:style-name="T8">O: Don’t worry if you die, you are in Heaven anyway.</text:span></text:p>
      <text:p text:style-name="P14"/>
      <text:p text:style-name="P2"><text:soft-page-break/><text:span text:style-name="T16">Срабатывает</text:span><text:span text:style-name="T8"> </text:span><text:span text:style-name="T16">охранная</text:span><text:span text:style-name="T8"> </text:span><text:span text:style-name="T16">система</text:span><text:span text:style-name="T8">, </text:span><text:span text:style-name="T16">дверь в доки закрывается, включается сирена, активируются турели и две лазерные решетки, которые прочесывают помещение по диагонали (ВАЖНО: при попадании игрока в поле лазерных решеток на него действует электромагнитное воздействие, как от взрыва ЕМП гранаты, снижается заряд биобатареи). Есть два места, где можно спрятаться: большой железный ящик, без одной стенки и коммуникационный колодец, который находится под открывающейся решеткой. В стене есть решетка, ведущая в вентиляционную шахту. Попасть в нее можно двумя способами: Вариант 1 –</text:span><text:span text:style-name="T8"> </text:span><text:span text:style-name="T16">подставить маленький металлический ящик и запрыгнуть и Вариант 2 –</text:span><text:span text:style-name="T8"> </text:span><text:span text:style-name="T16">запрыгнуть с открытой решетки коммуникационного колодца. </text:span><text:span text:style-name="T18">Опция: игрок может немного пособирать лут из деревянных ящиков, если сможет вызвать огонь турелей на себя и подставить под огонь деревянные ящики</text:span><text:span text:style-name="T15">.</text:span></text:p>
      <text:p text:style-name="P2"><text:span text:style-name="T16">Выбравшись из помещения, игрок следует по вентиляционной шахте. В решетке вентиляционной шахты (не открывается) игрок видит обугленный труп второго разведчика (находится в помещении 3 </text:span><text:span text:style-name="T8">«</text:span><text:span text:style-name="T16">склад</text:span><text:span text:style-name="T8">») (</text:span><text:span text:style-name="T16">в это место уже долетает НПХ). Игрок выбирается из вентиляционной шахты в помещение 4, где находит живого, но без сознания капрала Армстронга. Для оживления капрала необходимо доставить его в мед.отсек, где должен быть мед.робот (</text:span><text:span text:style-name="T19">получает информацию от </text:span><text:span text:style-name="T15">Alex</text:span><text:span text:style-name="T34"> </text:span><text:span text:style-name="T19">по инфолинку?</text:span><text:span text:style-name="T8">). </text:span><text:span text:style-name="T19">Примечание: корабль разделен на отсеки переборками –</text:span><text:span text:style-name="T15"> </text:span><text:span text:style-name="T19">зеленые линии на карте.</text:span></text:p>
      <text:p text:style-name="P2"><text:span text:style-name="T16">Игрок проходит в следующий отсек (помещение 5), где есть проход в заваленный и заблокированный коридор, ведущий в комнату управления охранными системами (помещение 11). Игрок следует далее в отсек (помещение 6), из которого есть проход в медицинский отсек. В медицинском отсеке игрок лечит капрала. Далее следует разговор с капралом из которого игрок узнает, что отряд разведчиков подвергся нападению неизвестного противника. Капрал не может выйти на связь с другими членами группы. Далее капрал будет следовать за игроком </text:span><text:span text:style-name="T19">Примечание: Умеют ли НПС лазить по вентиляции?</text:span><text:span text:style-name="T16"> Управление капралом осуществляется через меню разговора.</text:span><text:span text:style-name="T8"> </text:span><text:span text:style-name="T33">Предлагаю сделать возможность управлять Армстронгом как игроком (только на первом уровне). Как в Фаренгейте. В ходе диалога Армстронг попросит у Пола оружие как Гантер у Статуи Свободы. Если у пола имеется оружие и он его даст Капралу то у Капрала в инвенаре появится это оружие.</text:span></text:p>
      <text:p text:style-name="P2"><text:span text:style-name="T8">JC: Are you awake? Can you hear me?</text:span></text:p>
      <text:p text:style-name="P7"><text:span text:style-name="T8">Armstrong: </text:span><text:span text:style-name="T11">Shit</text:span><text:span text:style-name="T8"> yeah…Where the </text:span><text:span text:style-name="T10">m</text:span><text:span text:style-name="T9">otherfuck</text:span><text:span text:style-name="T8"> am I?</text:span></text:p>
      <text:p text:style-name="P2"><text:span text:style-name="T8">JC: We are on an orbital space station…</text:span></text:p>
      <text:p text:style-name="P2"><text:span text:style-name="T8">Armstrong: No, you ass, which PART of the station?</text:span></text:p>
      <text:p text:style-name="P2"><text:span text:style-name="T8">JC: Try to take it easy, we’re in the medical bay, I’ve just done all I could with help of the medbots…they’ve surgically removed this bullet from your arm, but you have suffered a head trauma from the debris.</text:span></text:p>
      <text:p text:style-name="P2"><text:span text:style-name="T8">Armstrong: Just gimme the painkillers and we call it a day.</text:span></text:p>
      <text:p text:style-name="P2"><text:span text:style-name="T8">JC: You’ve already received a dose of adrenaline. You’ll be alright. What is your name soldier?</text:span></text:p>
      <text:p text:style-name="P2"><text:span text:style-name="T8">Armstrong: Corporal Armstrong, UNATCO spec ops…Who are you?</text:span></text:p>
      <text:p text:style-name="P2"><text:span text:style-name="T8">JC: I’m JC Denton, UNATCO sent me here to rescue you and your team. What is the situation here </text:span><text:soft-page-break/><text:span text:style-name="T8">soldier?</text:span></text:p>
      <text:p text:style-name="P2"><text:span text:style-name="T8">Armstrong: Well, JC fucking Denton, we’re in deep shit. Why did you agree to come same our asses?</text:span></text:p>
      <text:p text:style-name="P2"><text:span text:style-name="T8">JC: My duties as an agent of a global anti-terrorist coalition are above discussion. I do what the command tells me to.</text:span></text:p>
      <text:p text:style-name="P2"><text:span text:style-name="T8">Arstrong: UNATCO sent us to die. They knew this shit would happen to us, and you are next, buddy. You and I have no chance, so kiss the Earth goodbye.</text:span></text:p>
      <text:p text:style-name="P2"><text:span text:style-name="T8">JC: You underestimate my competences.</text:span></text:p>
      <text:p text:style-name="P2"><text:span text:style-name="T8">Armstrong: Oh, the nan</text:span><text:span text:style-name="T12">al</text:span><text:span text:style-name="T8">-augs that is. That’s right, pal, ain’t nothing ol’ Armstrong don’t know. We mechs are like dinosaurs to you, ain’t we?</text:span></text:p>
      <text:p text:style-name="P2"><text:span text:style-name="T8">JC: In case you haven’t noticed, we’re on the same team. Can you help me or not? </text:span></text:p>
      <text:p text:style-name="P2"><text:span text:style-name="T8">Arstrong: UNATCO don’t care for us, buddy! This is second time I’ve been screwed over. See this bionic prosthesis? Got that chopped off when I was in Merced operation!</text:span></text:p>
      <text:p text:style-name="P2"><text:span text:style-name="T8">JC: You served with General Carter?</text:span></text:p>
      <text:p text:style-name="P7"><text:span text:style-name="T8">Armstrong: </text:span><text:span text:style-name="T11">Shit</text:span><text:span text:style-name="T8"> yeah I served with General, so you show show a vet some respect, </text:span><text:span text:style-name="T11">p</text:span><text:span text:style-name="T8">iece of whore! My first war that was not my country was not meant to interfere. We got screwed by the Pan-Arab union then and here we go again, only the setting has moved from Holy Land to the Orbit.</text:span></text:p>
      <text:p text:style-name="P14"/>
      <text:p text:style-name="P2"><text:span text:style-name="T16">Игрок</text:span><text:span text:style-name="T8"> </text:span><text:span text:style-name="T16">может</text:span><text:span text:style-name="T8"> </text:span><text:span text:style-name="T16">дальше</text:span><text:span text:style-name="T8"> </text:span><text:span text:style-name="T16">пойти</text:span><text:span text:style-name="T8"> </text:span><text:span text:style-name="T16">двумя</text:span><text:span text:style-name="T8"> </text:span><text:span text:style-name="T16">путями</text:span><text:span text:style-name="T8">: </text:span><text:span text:style-name="T16">вернуться</text:span><text:span text:style-name="T8"> </text:span><text:span text:style-name="T16">в</text:span><text:span text:style-name="T8"> </text:span><text:span text:style-name="T16">помещение</text:span><text:span text:style-name="T8"> </text:span><text:span text:style-name="T16">6 и через помещение 7, где есть закрытая дверь, ведущая в комнату управления охранными системами (помещение 11) попасть в помещение 8, где его встретит НПХ. Игрок может убежать от НПХ и скрыться в 1) мед.отсеке 2) заваленном коридоре 3) в вентиляционной шахте в помещении 4. При контакте с НПХ игрок моментально погибает от электрического воздействия. Игрок может попасть в помещение 11 через вентиляционную шахту из мед.отсека (логическая задача на открытие решетки вентиляционной шахты?).</text:span></text:p>
      <text:p text:style-name="P2"><text:span text:style-name="T16">В помещении 11 игрок может отключить охранные системы в помещении 2, разблокировать все ранее закрытые двери в локации (в помещениях 7 и 9), а также пройти в КПП (помещение 12), где находит стойку пистолетами и патроны (???). </text:span><text:span text:style-name="T19">Примечание: оружие создает иллюзию защищенности у игрока и придает уверенности, возможно игрок попробует убить НПХ с помощью оружия и убедится в бесполезности такого способа. </text:span><text:span text:style-name="T16">Также из помещения 11 можно попасть по вентиляционной шахте в помещение 13 (комната с ремонтным ботом), где можно пополнить биобатарею. В помещении 13 также находится ученый, который объясняет, что НПХ это результат исследований, которые проводились в лаборатории на </text:span><text:span text:style-name="T33">третьем</text:span><text:span text:style-name="T16"> этаже, сообщает что большая часть ученых закрылась на </text:span><text:span text:style-name="T33">третьем</text:span><text:span text:style-name="T8"> </text:span><text:span text:style-name="T16">этаже и обещает дать код от двери </text:span><text:span text:style-name="T33">(лифт с надписью посторонним вход воспрещен на уровне с отелем)</text:span><text:span text:style-name="T8"> </text:span><text:span text:style-name="T16">если игрок убьет НПХ. Игрок может исследовать помещения 9 и 10, откуда есть выход, через теперь открытую дверь, в помещение 2, где теперь отключены охранные системы и есть возможность спокойно пособирать лут из ящиков.</text:span></text:p>
      <text:p text:style-name="P2"><text:soft-page-break/><text:span text:style-name="T16">Если приблизиться к НПХ, оно начинает следовать за игроком по красной линии на карте. </text:span><text:span text:style-name="T19">Важное примечание: скорость движения НПХ должна бать такой, чтобы оно возвращалось на исходную точку раньше, чем игрок успеет оббежать по кругу, чтобы игрок не оказался в тупике в неработающем лифте. НПХ будет проходить сквозь стены, а игроку нужно будет открывать двери перегородок?</text:span></text:p>
      <text:p text:style-name="P2"><text:span text:style-name="T19">Примечание: как игрок догадается о необходимости воздействия на НПХ электромагнитным излучением? Подсказка от </text:span><text:span text:style-name="T15">Alex</text:span></text:p>
      <text:p text:style-name="P2"><text:span text:style-name="T16">Как убить НПХ: оставить капрала в помещении 11 и заманить НПХ в помещение 2. В тот момент, когда НПХ будет в помещении 2 капрал активирует охранную систему (игрок покидает помещение 2 как и в первый раз –</text:span><text:span text:style-name="T8"> </text:span><text:span text:style-name="T16">через вентиляционную шахту). НПХ попадает под лазерную решетку и взрывается от воздействия электромагнитного поля (как ЕМП граната). Затем капрал деактивирует охранную систему, и игрок может исследовать место гибели НПХ, где находит батарею.</text:span></text:p>
      <text:p text:style-name="P2"><text:span text:style-name="T19">Примечание: аналогичные батареи игрок находит в помещении с лифтом (помещение 14) и в помещении 13 (как вариант батарея вместо помещения 13 может быть на панели управления козловым краном и ее демонтирует капрал)</text:span><text:span text:style-name="T8">.</text:span></text:p>
      <text:p text:style-name="P2"><text:span text:style-name="T16">Ученый после выполнения квеста с НПХ объясняет, что, т.к. реактор заглушен, основное электропитание не работает и для работы лифта необходимы 3 резервные батареи.</text:span></text:p>
      <text:p text:style-name="P2"><text:span text:style-name="T16">Одна из трех батарей должна быть уже установлена на панели управления лифтом, как пример. После смерти НПХ игрок получает доступ к двери, ведущей в помещение с лифтом. Лифт можно активировать при наличии трех батарей, установленных в слоты на панели упра</text:span><text:span text:style-name="T8"> </text:span><text:span text:style-name="T16">вления.</text:span></text:p>
      <text:p text:style-name="P19"><text:span text:style-name="T4">Level 2</text:span></text:p>
      <text:p text:style-name="P2"><text:span text:style-name="T8">The luxury hotel suites. Multimillionaires only. Just 4 suites. Juan Lebedev will occupy one, Rachel and Sarah Mead (President’s family) will occupy another. One suite is empty (the tenant was taken hostage). The fourth suite will be occupied by an Indian millionaire (will mention in convo that he is Chinese citizen, hinting that China took over India). In this map Ophelia will try to defend the rich tenants (against their own will) with turrets and boobytraps. Ophelia’s hologram will warn the player that security protocols have been activated. </text:span></text:p>
      <text:p text:style-name="P2"><text:span text:style-name="T8"><text:s/></text:span></text:p>
      <text:p text:style-name="P2"><text:span text:style-name="T8">Level 3</text:span></text:p>
      <text:p text:style-name="P2"><text:span text:style-name="T16">Игрок попадает на лифте на второй этаж, где может с помощью кода, полученного у ученого на первом этаже открыть дверь, ведущую в круговой коридор второго этажа.</text:span></text:p>
      <text:p text:style-name="P2"><text:span text:style-name="T16">Мигают оранжевые мигалки, тусклый красный свет аварийного освещения. Круговой коридор патрулируют два охранных бота (маленьких).</text:span></text:p>
      <text:p text:style-name="P2"><text:span text:style-name="T16">Игрок видит перед собой полуоткрытую дверь лаборатории исследования невесомости. После того, как игрок попадает в данную лабораторию, он становится свидетелем разговора между двумя учеными (мужчина и женщина), как позже выяснится –</text:span><text:span text:style-name="T8"> </text:span><text:span text:style-name="T16">дочь</text:span><text:span text:style-name="T8"> Doctor Reed</text:span><text:span text:style-name="T35"> </text:span><text:span text:style-name="T16">и </text:span><text:span text:style-name="T8">Michael Hu</text:span></text:p>
      <text:p text:style-name="P2"><text:soft-page-break/><text:span text:style-name="T13">Reed</text:span><text:span text:style-name="T14">: The body stays here. Non-negotiable.</text:span></text:p>
      <text:p text:style-name="P3"><text:span text:style-name="T13">Shou:</text:span><text:span text:style-name="T14"> Listen, my salary is five times bigger than yours, one word with Page…<text:tab/></text:span></text:p>
      <text:p text:style-name="P2"><text:span text:style-name="T13">Reed</text:span><text:span text:style-name="T14">: What does that have to do with anything? We are under attack, Mr. Shou, you can’t tell the entire station what to do, we have guidelines to follow.</text:span></text:p>
      <text:p text:style-name="P2"><text:span text:style-name="T13">Paul</text:span><text:span text:style-name="T14">: UNATCO agent! Calm down and tell me what’s going on here.</text:span></text:p>
      <text:p text:style-name="P2"><text:span text:style-name="T13">Reed</text:span><text:span text:style-name="T14">: Finally the law is here, Thank you!</text:span></text:p>
      <text:p text:style-name="P2"><text:span text:style-name="T13">Shou:</text:span><text:span text:style-name="T14"> I’m not talking to you until I see some I.D. Last I heard all UNATCO people appeared to not be up to the task!</text:span></text:p>
      <text:p text:style-name="P2"><text:span text:style-name="T13">Paul</text:span><text:span text:style-name="T14">: Relax, I’m special agent Denton. Now I’m assuming you were fighting over the body on the table?</text:span></text:p>
      <text:p text:style-name="P2"><text:span text:style-name="T13">Shou:</text:span><text:span text:style-name="T14"> No, we were discussing which fast food place we’ll go for lunch! Of course we were talking about this dead gwailo terrorist on the table! </text:span></text:p>
      <text:p text:style-name="P2"><text:span text:style-name="T13">Reed</text:span><text:span text:style-name="T14">: Mr. Shou wants to tamper with evidence of crime, agent Denton.</text:span></text:p>
      <text:p text:style-name="P2"><text:span text:style-name="T13">Shou: </text:span><text:span text:style-name="T14">You don’t understand! Trust me, agent, this terrorist WANTED us to have his body. Whoever he works for sent him to us to contaminate the station – the lab personnel, hotel employees, the guests! I fear he is infected, and I will not move until we perform an autopsy!</text:span></text:p>
      <text:p text:style-name="P2"><text:span text:style-name="T13">Reed</text:span><text:span text:style-name="T14">: Don’t listen to him, agent, Mr. Shou thinks he has the authority to boss people around with no respect to the protocol! Sir, I don’t mean any disrespect, but you order us to disobey protocol that Page himself wrote, demanding to tamper with evidence…If you give me a single reason to obey you I will, just name your reason!</text:span></text:p>
      <text:p text:style-name="P2"><text:span text:style-name="T13">Shou:</text:span><text:span text:style-name="T14"> Nurse, in case you haven’t noticed, Ophelia herself disobeys the protocol! Captain Scott went missing and just because you’re daughter of the chief scientist on the station doesn’t mean you are in charge here—we scientists are next in charge! Our salaries are 5 times bigger than yours!</text:span></text:p>
      <text:p text:style-name="P2"><text:span text:style-name="T13">Paul</text:span><text:span text:style-name="T14">: So you are one of the scientists?</text:span></text:p>
      <text:p text:style-name="P2"><text:span text:style-name="T14">Shou: I sure as hell am!</text:span></text:p>
      <text:p text:style-name="P2"><text:span text:style-name="T14">Choice 1: Paul: So what field do you specialize in? Mining?</text:span></text:p>
      <text:p text:style-name="P2"><text:span text:style-name="T14">Shou: What? Yes, space geology.</text:span></text:p>
      <text:p text:style-name="P2"><text:span text:style-name="T14">Paul: Digging on a space station?</text:span></text:p>
      <text:p text:style-name="P2"><text:span text:style-name="T14">Shou: …What did you say?</text:span></text:p>
      <text:p text:style-name="P2"><text:span text:style-name="T14">Paul: Or maybe you just like spreading moon dust on your jeans.</text:span></text:p>
      <text:p text:style-name="P2"><text:span text:style-name="T14">Shou:…</text:span></text:p>
      <text:p text:style-name="P2"><text:span text:style-name="T14">Paul: That spacesuit in the hotel…is it yours?</text:span></text:p>
      <text:p text:style-name="P2"><text:soft-page-break/><text:span text:style-name="T14">Shou: My name is Michael Shou. Yes, I am an employee of McMoran Global Steel. I escaped to this station after the Moon mine where I work had to evacuate. Ophelia said it’s okay if I stay here. Page needs the source code for Ada, the A.I. we had on Zhou Enlai base. I happened to stash it when I left the Moon.</text:span></text:p>
      <text:p text:style-name="P2"><text:span text:style-name="T14">Paul: Why did you lie about being one of the station’s scientists?</text:span></text:p>
      <text:p text:style-name="P2"><text:span text:style-name="T14">Shou: Do you think Samantha would listen to me if I introduced myself as a refugee miner?</text:span></text:p>
      <text:p text:style-name="P2"><text:span text:style-name="T14">Reed: I didn’t listen to you regardless, sweetie.</text:span></text:p>
      <text:p text:style-name="P15"/>
      <text:p text:style-name="P2"><text:span text:style-name="T14">Choice 2: Paul: Ok…so you think we are going to experience an outbreak of a space parasite that will kill us one by one and the next rescue squad will find an alien nest here with our bodies as human hosts?</text:span></text:p>
      <text:p text:style-name="P2"><text:span text:style-name="T14">Shou: All I ask for is a simple autopsy. This man had it all planned out, it’s a conspiracy. Even dead this man is a danger.</text:span></text:p>
      <text:p text:style-name="P2"><text:span text:style-name="T14">Paul: So you think this guy was the reason the station went crazy?</text:span></text:p>
      <text:p text:style-name="P2"><text:span text:style-name="T14">Shou: Yes, he’s probably NSF or those Silhouette. </text:span></text:p>
      <text:p text:style-name="P2"><text:span text:style-name="T14">Reed: That doesn’t explain how he died. We just found him lying on the floor in this room.</text:span></text:p>
      <text:p text:style-name="P2"><text:span text:style-name="T14">Shou: I told you it’s a conspiracy. He wanted us to discover his body, the first victim of his virus will infect the others and we’re all gonna die!</text:span></text:p>
      <text:p text:style-name="P15"/>
      <text:p text:style-name="P2"><text:span text:style-name="T14">Do you know what it means? Humans can now upload their entire mind – all of their memories, personality and soul into a microscopic nanite colony.</text:span></text:p>
      <text:p text:style-name="P15"/>
      <text:p text:style-name="P2"><text:span text:style-name="T14">Reed: Let our hero the sheriff decide what’s right to do. It’s UNATCO’s case, after all.</text:span></text:p>
      <text:p text:style-name="P2"><text:span text:style-name="T14">Choice 1: Paul: It all seems very clear to me. The terrorist was apprehended by the A.I., case closed. Before we return to the Earth it is absolutely necessary to make sure we don’t bring an infection. Please do the autopsy, Miss.</text:span></text:p>
      <text:p text:style-name="P2"><text:span text:style-name="T14">Reed: You’ve disappointed me, Agent.</text:span></text:p>
      <text:p text:style-name="P2"><text:span text:style-name="T14">Shou: Thank you, agent Denton! I knew you would listen to the voice of logic. You and I are different from Miss Samantha. It takes neural enhancements to comprehend things others cannot. </text:span></text:p>
      <text:p text:style-name="P2"><text:span text:style-name="T14">Reed: So you were trying to use your CASIE aug on me? How can you even claim to be a better person? What does augmentation have to do with being good or bad?</text:span></text:p>
      <text:p text:style-name="P2"><text:span text:style-name="T14">Shou: If you can’t see the reason behind our logic you need to augment your little brains! How can you even be a nurse without being H+?</text:span></text:p>
      <text:p text:style-name="P2"><text:soft-page-break/><text:span text:style-name="T14">Reed: You know just forget about it, I’ll do the autopsy, okay? Okay. God bless you.</text:span></text:p>
      <text:p text:style-name="P2"><text:span text:style-name="T14">Choice 2: Paul: It’s not as simple as it seems. We will continue the investigation. Keep the body for UNATCO personnel only.</text:span></text:p>
      <text:p text:style-name="P2"><text:span text:style-name="T14">Shou: You will be sorry for this.</text:span></text:p>
      <text:p text:style-name="P15"/>
      <text:p text:style-name="P2"><text:span text:style-name="T14">Samantha Reed: I want to know what happened to my mother. Where is she?</text:span></text:p>
      <text:p text:style-name="P15"/>
      <text:p text:style-name="P2"><text:span text:style-name="T17">Майкл Шу совершенно обычный китайско-американский шахтер, до конца игры предстает вполне второстепенным персонажем, очень важно чтобы игрок удивился когда окаженся что Шу стоит за беспорядком на станции. Ничего не намекает на его мотивы. Он просто странный. Параноик. Даже маньяк в душе как окажется впоследствии. Груб. Туповат (когда притворился ученым не до конца продумал свой маскарад.) Он пытаеся притвориться ученым, не миллионером. Он это делает чтобы не вызвав подозрений взять образец крови Тантала. Его станция держит потому что он последний выживший шахтер с китайской лунной базы и Пейдж хочет стащить все над чем китайцы работали. Майкл заключил сделку с Офелией что он отдаст Пейджу всю информацию,</text:span><text:span text:style-name="T14"> </text:span><text:span text:style-name="T17">в частности исходный код ИИ Ада в замен на разрешение остаться на базе в кажестве консультанта до прибытия следующего челнока. Никто не подозревал что Майкл следует плану хакера Януса который он воспринимает как голов в его голове. Майкл был подвержен большому стрессу когда Ада начала мочить весь персонал лунной базы. Янус объяснил Майклу что это все дело рук Маджестик12, в попытках обрести полный контроль они начали войну с МакМоран изза контроля Луной, Адой и несметными богатствами шахты. Майкл решил что с заговорщиками надо покончить раз и навсегда.</text:span><text:span text:style-name="T14"> </text:span><text:span text:style-name="T17">Голос в его голове подсказал ему заманить Тантала на Офелию и использовать его наниты для удара по сети центров заговорщиков.</text:span></text:p>
      <text:p text:style-name="P15"/>
      <text:p text:style-name="P2"><text:span text:style-name="T17">После</text:span><text:span text:style-name="T14"> </text:span><text:span text:style-name="T17">разговора, независимо от его результата игрок получает квест от дочери профессора </text:span><text:span text:style-name="T14">Reed</text:span><text:span text:style-name="T17"> на поиски документов в каюте профессора, загрязненной </text:span><text:span text:style-name="T14">Grey Goo</text:span><text:span text:style-name="T17"> (как выяснится позже – это сделал </text:span><text:span text:style-name="T14">Michael</text:span><text:span text:style-name="T17"> чтобы замести следы, после неудачных поисков документов). Также дочь профессора </text:span><text:span text:style-name="T14">Reed</text:span><text:span text:style-name="T17"> дает игроку защитный костюм, но с разряженной батареей, которую можно зарядить в электролаборатории (костюм можно заряжать многократно). Квест в каюте профессора будет на поиск нужного предмета по схеме «найди лишний предмет». После выполнения квеста дочь профессора</text:span><text:span text:style-name="T20"> рассказывает игроку что произошло на корабле и просит проникнуть в командную рубку.</text:span><text:span text:style-name="T21"> </text:span><text:span text:style-name="T22">Receives news about her mother’s escape and her last good bye. Shou is not in the room anymore.</text:span></text:p>
      <text:p text:style-name="P2"><text:span text:style-name="T22">(the hidden ‘document’ is a datacube containing information on the relation between the avatar research that was going on the station and Project Hyron from Human Revolution. It’s basically Megan Reed’s diary.</text:span></text:p>
      <text:p text:style-name="P2"><text:span text:style-name="T22">Entry 1: her thoughts on her betrayal of Adam Jensen, her work with Bob Page and her research of Hyron clones and human-machine interface, on mind uploading and on theoretical merging with an A.I. (Megan writes that Bob Page especially interested in this area of science). </text:span></text:p>
      <text:p text:style-name="P2"><text:soft-page-break/><text:span text:style-name="T22">Entry 2: Megan writes her version of what happened to the station during the attack and blackout.</text:span></text:p>
      <text:p text:style-name="P2"><text:span text:style-name="T22">Entry 3: Reed hints she met Magdalene, the only living Hyron clone present on station. After hearing her story about how far the conspiracy went (the Moon events, Tantalus’ dangerous nanites) Megan decides to help Magdalene revive Tantalus. She mentions Tantalus is in coma but doesn’t explain why. Megan decided it was time for her to run away from Bob Page. Megan writes that she intends to upload herself to the Internet and become free from Bob Page. She hints that she also is going to help Magdalene and Tantalus assimilate with Ophelia as well and upload themselves to the Internet. Megan Reed’s last words are insults to Bob Page (if you read this datacube, Bob, I hate you!) and a message to her daughter that she wants her to know she loves her very much. It is hinted that Page is Samantha’s father.</text:span></text:p>
      <text:p text:style-name="P18"><text:span text:style-name="T30">“Megan reed’s log, Entry 3: </text:span></text:p>
      <text:p text:style-name="P2"><text:span text:style-name="T30">First the Illuminati then Majestic-12 leaders kept a source of power that is beyond anything humankind will ever create! They knew all along that Christians were right about everything all along. God once came down from Heaven with the only purpose to die an agonizing death on the cross on Calvary. They were persecuting Christ followers, spreading false religious doctrines and performing anti-Christian acts but only because they realized they will never achieve global domination unless they keep the truth about God all to themselves.</text:span></text:p>
      <text:p text:style-name="P2"><text:span text:style-name="T30">Reed: Imagine if someone presented a substantial proof of God’s existence that would remove any doubt of Jesus’ holiness? We are not talking about blind faith, the ultimate argument that will render any denial of Christ as God – a bloodline of Jesus’ descendants. A DNA that performs miracles! A DNA that tolerates Nanites!</text:span></text:p>
      <text:p text:style-name="P2"><text:span text:style-name="T30">Reed: When Jesus ascended in heaven, it was the early church that conceived a plan of a global domination, with descendants of Jesus and Mary Magdalene as its leaders. The Merovingian dynasty and the first Armenian kingdom were early examples of their success. Overtime the Dysposini developed a more covert strategy and deviated from God’s wisdom. For centuries they lived as wealthy but secret aristocracy. The DuClaires, the DuBeers, the Everettes. Page was never one of them, but he craved the Jesus DNA. He knew that the only way to find it was to steal it from Tantalus.</text:span></text:p>
      <text:p text:style-name="P18"><text:span text:style-name="T30">It is my belief that there is only one universe, as there is only one God, and parallel universes exist only in the supposition “what if?”, and this supposition is the twist in our lives, of the many branches of Yggdrasil that is reality. As you look in the future from the present, all branches are equally possible, it is the moment you make the choice when your freewill stops, and all reality branches are locked, except for one. We are both predestined and blessed with the gift of freewill. But this freewill is limited. There is nothing, no reality branch that can happen outside of God’s will. The one that does happen and grows has a divine reason for it. “</text:span></text:p>
      <text:p text:style-name="P18"><text:span text:style-name="T30">P.S. I suspect Dr. Kurzstein is after me…or my research.</text:span></text:p>
      <text:p text:style-name="P16"/>
      <text:p text:style-name="P16"/>
      <text:p text:style-name="P2"><text:span text:style-name="T31">Также игрок получает квест в электролаборатории от ученого, который разрабатывал НПХ. Ученый просит игрока проникнуть в биолабораторию (в биолаборатории стелс между спящими гризелями?), и на консоли управления медроботом указать ему ехать в электролабораторию, чтобы </text:span><text:soft-page-break/><text:span text:style-name="T31">вылечить находящегося там раненного охранника. После выполнения квеста игрок получает от охранника ключ от склада инвентаря из которого через вентиляцию можно попасть в лифтовую шахту и дальше к реактору (возможно будет добавлена логическая задача для проникновения в вентиляцию).</text:span></text:p>
      <text:p text:style-name="P2"><text:span text:style-name="T31">поговорить с учоными которые ругаются. не зависимо кого мы поддерживаем. </text:span></text:p>
      <text:p text:style-name="P2"><text:span text:style-name="T31">мы отпряляемся на задание добыть докеументы.</text:span></text:p>
      <text:p text:style-name="P2"><text:span text:style-name="T31">скрытно пробратся через гризелей и включить там медецинского бота.</text:span></text:p>
      <text:p text:style-name="P2"><text:span text:style-name="T31">медицинский бот заедет электро лаб для и вылечит там раненого охранника</text:span></text:p>
      <text:p text:style-name="P2"><text:span text:style-name="T31">который даст нам код от склада</text:span></text:p>
      <text:p text:style-name="P2"><text:span text:style-name="T31">на складе мы находим и подбираем защитный костюм</text:span></text:p>
      <text:p text:style-name="P2"><text:span text:style-name="T31">имея защитный костюм мы находи документы в каюте</text:span></text:p>
      <text:p text:style-name="P2"><text:span text:style-name="T31">костюм розряжается позарядить его можно только в элэктро лаборатории</text:span></text:p>
      <text:p text:style-name="P2"><text:span text:style-name="T31">мы возвращаем документы</text:span></text:p>
      <text:p text:style-name="P2"><text:span text:style-name="T31">узнаём что злой учоный ушол исчез</text:span></text:p>
      <text:p text:style-name="P2"><text:span text:style-name="T31">мы направляемся в реактор</text:span></text:p>
      <text:p text:style-name="P2"><text:span text:style-name="T22">________________</text:span></text:p>
      <text:p text:style-name="P2"><text:span text:style-name="T31">в документах будет катра допуск к реактору и идём туда.</text:span></text:p>
      <text:p text:style-name="P2"><text:span text:style-name="T31">очки флеш бэк</text:span></text:p>
      <text:p text:style-name="P2"><text:span text:style-name="T31">комнатка с документами</text:span></text:p>
      <text:p text:style-name="P2"><text:span text:style-name="T31">армстронг т джси договориваются как действовать в био отсеке</text:span></text:p>
      <text:p text:style-name="P2"><text:span text:style-name="T31">и армстронг может забежать и сжечь гризелей напалмом</text:span></text:p>
      <text:p text:style-name="P16"/>
      <text:p text:style-name="P19"><text:span text:style-name="T5">Level 4</text:span></text:p>
      <text:p text:style-name="P2"><text:span text:style-name="T31">Игрок попадает из шахты лифта через вентиляцию в потолке в пункт управления реактором (вернуться назад нельзя, только после выполнения квеста). В помещении большое окно, через которое видно ядро реактора и ремонтного бота. В помещении много аппаратуры и консоль управления ботом. Реактор заглушен путем введения 6 графитовых стержней в ядро реактора. Стержни хорошо видны из пункта управления через окно, на каждом стержне номер от 1 до 6. Также из помещения можно попасть в реактор, но на игрока действует сильное радиационное воздействие, которое не позволяет деактивировать все 6 стержней (максимум 3, может будут желающие попробовать успеть). На каждом стержне есть кнопка, при нажатии на которую стержень вынимается из ядра. Игрок должен логическим путем дойти до того, что нужно нажать все 6 кнопок на стержнях с помощью ремонтного робота. Игрок </text:span><text:soft-page-break/><text:span text:style-name="T31">должен знать от квестодателя, что т.к. реактор был заглушен в аварийном порядке, для его запуска необходимо вывести стержни из ядра реактора в определенном порядке. Последовательность первых трех стержней игрок знает. Остальные три он должен подобрать (Думаю игрок должен знать, что ошибся сразу после нажатия неверной кнопки, а не после нажатия всех 6 кнопок, так будет быстрее). После запуска реактора игрок получает связь с командным центром и на станции включается освещение, работает лифт, на котором игрок сможет попасть назад на второй этаж.</text:span></text:p>
      <text:p text:style-name="P16"/>
      <text:p text:style-name="P19"><text:span text:style-name="T5">Level 5 (level 3 revisited)</text:span></text:p>
      <text:p text:style-name="P2"><text:span text:style-name="T31">Электроснабжение восстановлено, тревога отключена, ГРАВИТАЦИЯ ВКЛЮЧЕНА. Теперь есть доступ к командной рубке, в которой будет развиваться финальная часть мода.</text:span></text:p>
      <text:p text:style-name="P2"><text:span text:style-name="T31">Игрок спускается на центральном лифте. В холле перед лифтом его встречает </text:span><text:span text:style-name="T22">Tantalus.</text:span></text:p>
      <text:p text:style-name="P2"><text:span text:style-name="T22">Tantalus tells what happened to him after he left the Moon. The mini space shuttle took him to the station and the moment he docked the alarm went off. He and Magdalene were under attack of the a.I. that tried to hunt them. Tantalus and Magdalene met Megan Reed and she warned them that Tantalus must not be on this station, it’s too dangerous because he has a version of nanites in his body that can cause apocalypse from this station. Megan accompanies them to the avatar lab, tells them about her intentions to escape into the cyberspace and does that in front of their eyes. Tantalus suggests to do the same thing because he is afraid Magdalene will die from either lack of neuropozyne or Ophelia’s turrets (Love always hurts, as long as you are mortal). He starts the process and Magdalene is successfully uploaded to the server. Now it was Tantalus’ turn, but the next moment he lost consciousness as if somebody activated a remote killswitch. Tantalus thought he was dead and regained consciousness only after Denton reactivated power supply. Tantalus woke up on the table with a syringe mark left by Hu. Paul warns about Hu. Denton wants to interrogate Tantalus more but Tantalus becomes impatient because he feels Magdalene is in danger. Tantalus reveals the conspiracy to Denton. Player has a choice whether to believe Tantalus or not. If player chooses not to believe then Denton wants to take Tantalus by force and Denton becomes a boss ‘fight’. Denton tries to take out Tantalus with tranq darts, but Tantalus doesn’t have any weapons at all. You play Tantalus from this moment. Player has to run away and hide, then sneak into the Command room.</text:span></text:p>
      <text:p text:style-name="P2"><text:span text:style-name="T22">If player chooses to believe Tantalus then Denton follows Tantalus to the command room, Tantalus is playable.</text:span></text:p>
      <text:p text:style-name="P2"><text:span text:style-name="T31">Игрок</text:span><text:span text:style-name="T22"> </text:span><text:span text:style-name="T31">попадает</text:span><text:span text:style-name="T22"> </text:span><text:span text:style-name="T31">в</text:span><text:span text:style-name="T22"> </text:span><text:span text:style-name="T31">командную</text:span><text:span text:style-name="T22"> </text:span><text:span text:style-name="T31">рубку и начинается разговор с </text:span><text:span text:style-name="T22">Michael. He already started the nanite self-replication sequence. Ophelia speaks out loud countdown to nanite weapon launch. The goal is to prevent the launch by either persuading Michael or if failed, destroying UC’s that are generating the grey goo.</text:span></text:p>
      <text:p text:style-name="P2"><text:span text:style-name="T31">Оружие, как узнается, это нано роботы в теле Тантала (Апокалипсис Внутри). Майкл специально послал челнок назад на луну чтобы заманить Тантала. Наниты которые Тантал исполюзует для аугов Майкл запрограмировал на бесконечное размножение как в апокалиптическом сценарии про </text:span><text:span text:style-name="T22">Grey Goo</text:span><text:span text:style-name="T31">, нано роботы пожирающие всю материю. </text:span></text:p>
      <text:p text:style-name="P2"><text:span text:style-name="T31">Заложники</text:span><text:span text:style-name="T22">: a couple of UNATCO troops, a money-bag, and Tantalus’ own human server. Michael immediately kills one of the UNATCO troops as soon as Tantalus and Denton enter the room. Later in the </text:span><text:soft-page-break/><text:span text:style-name="T22">conversation he will kill the money-bag. If Shou kills Tantalus’ human server, Tantalus’ avatar dies, he himself dies (How ironic – you are negotiating with a man who has your killswitch). Magdalene is still missing (she’ not among the hostages).</text:span></text:p>
      <text:p text:style-name="P2"><text:span text:style-name="T31">Мотив</text:span><text:span text:style-name="T22"> </text:span><text:span text:style-name="T31">Майкла</text:span><text:span text:style-name="T22">: </text:span><text:span text:style-name="T31">уничтожить</text:span><text:span text:style-name="T22"> </text:span><text:span text:style-name="T31">Маджестик</text:span><text:span text:style-name="T22">, </text:span><text:span text:style-name="T31">Иллюминатов</text:span><text:span text:style-name="T22"> </text:span><text:span text:style-name="T31">и</text:span><text:span text:style-name="T22"> </text:span><text:span text:style-name="T31">Пейдж</text:span><text:span text:style-name="T22"> </text:span><text:span text:style-name="T31">Индастриз</text:span><text:span text:style-name="T22">. </text:span><text:span text:style-name="T31">он</text:span><text:span text:style-name="T22"> </text:span><text:span text:style-name="T31">хочет</text:span><text:span text:style-name="T22"> </text:span><text:span text:style-name="T31">положить</text:span><text:span text:style-name="T22"> </text:span><text:span text:style-name="T31">конец</text:span><text:span text:style-name="T22"> </text:span><text:span text:style-name="T31">заговору</text:span><text:span text:style-name="T22"> </text:span><text:span text:style-name="T31">распростанив</text:span><text:span text:style-name="T22"> </text:span><text:span text:style-name="T31">Серую</text:span><text:span text:style-name="T22"> </text:span><text:span text:style-name="T31">Жижу</text:span><text:span text:style-name="T22"> </text:span><text:span text:style-name="T31">над</text:span><text:span text:style-name="T22"> </text:span><text:span text:style-name="T31">Нью</text:span><text:span text:style-name="T22"> </text:span><text:span text:style-name="T31">Йорком</text:span><text:span text:style-name="T22">, </text:span><text:span text:style-name="T31">Гонгконгом</text:span><text:span text:style-name="T22"> </text:span><text:span text:style-name="T31">и</text:span><text:span text:style-name="T22"> </text:span><text:span text:style-name="T31">другими</text:span><text:span text:style-name="T22"> </text:span><text:span text:style-name="T31">большими</text:span><text:span text:style-name="T22"> </text:span><text:span text:style-name="T31">городами</text:span><text:span text:style-name="T22">. </text:span></text:p>
      <text:p text:style-name="P2"><text:span text:style-name="T22">Michael confesses that he hears voices in his head. They tell him what to do. He reveals the name of the voice in his head - Janus. Tantalus realizes that Janus the hacker kid was manipulating Shou all along.</text:span></text:p>
      <text:p text:style-name="P2"><text:span text:style-name="T22">…</text:span></text:p>
      <text:p text:style-name="P16"/>
      <text:p text:style-name="P2"><text:span text:style-name="T22">If these experiments were conducted on Earth, the consequences could be apocalyptic.</text:span></text:p>
      <text:p text:style-name="P16"/>
      <text:p text:style-name="P2"><text:span text:style-name="T29">The eccentric Doctor Ivanhoe Desdichado was born on Ophelia space station and is convinced he is the son of the station. He graduated from Kurzweil University in California and worked in nanotech industry with Bob Page and the Illuminati. He invented the Mind Uploading software and received a Nobel Prize for it. A few years later his former employer, a subsidiary of Page Industries, filed a copyright lawsuit against Dr. Ivanhoe and won. Doctor Ivanhoe lost his Nobel Prize and was presented with a choice whether to go to jail or back to Ophelia. He chose to go back to the station for the rest of his life and continue working for Bob Page there. In his exile, Dr. Ivanhoe invented Pikadon nanites, the weapon of mass destruction capable of initiating the Grey Goo scenario. Speaks in quotes. Goes by the name Ivanhoe Desdichado after a character from Walter Scott’s novel who was stripped of his inheritance, just like Doctor Ivanhoe who lost his prize and dignity.</text:span></text:p>
      <text:p text:style-name="P2"><text:span text:style-name="T29">He wants to see his invention in action. Just because he thinks of it.</text:span></text:p>
      <text:p text:style-name="P2"><text:span text:style-name="T29">Speaks like David Draiman during shows</text:span></text:p>
      <text:p text:style-name="P2"><text:span text:style-name="T32">Он</text:span><text:span text:style-name="T29"> </text:span><text:span text:style-name="T32">родился</text:span><text:span text:style-name="T29"> </text:span><text:span text:style-name="T32">на станции и убежден что он сын Офелии. Работал над инновациями в нано технологии на Земле и получил Нобелевскую премию за изобретение интерфейса между машиной и человеком. Точнее получила Пейдж индастриз на которую он работал. Пейдж сослал его обратно на станцию изза неизвестного конфликта</text:span></text:p>
      <text:p text:style-name="P2"><text:span text:style-name="T29">He speaks in references (like Saman)</text:span></text:p>
      <text:p text:style-name="P2"><text:span text:style-name="T29">He infected hismesf with Grey Death to remove all evidence. </text:span></text:p>
      <text:p text:style-name="P2"><text:span text:style-name="T29">Now I am become death! The destroyer of the worlds!</text:span></text:p>
      <text:p text:style-name="P2"><text:span text:style-name="T29">The Singularity is Near!</text:span></text:p>
      <text:p text:style-name="P2"><text:span text:style-name="T29">Technological progress is like an axe in the hands of a psychopath….And guess what? I am that psychopath!</text:span></text:p>
      <text:p text:style-name="P2"><text:soft-page-break/><text:span text:style-name="T29">When Humanity transcend we will avoid both taxes and death!</text:span></text:p>
      <text:p text:style-name="P2"><text:span text:style-name="T29">This is the end of World War 3, and it is being fought with Pikadon nanites, World War 4 will be fought with sticks and stones.</text:span></text:p>
      <text:p text:style-name="P2"><text:span text:style-name="T29">I’m staying hungry, and I’m staying very foolish! Hehehe</text:span></text:p>
      <text:p text:style-name="P2"><text:span text:style-name="T29">Nowadays people know the price of everything and the value of nothing!</text:span></text:p>
      <text:p text:style-name="P17"/>
      <text:p text:style-name="P9"><text:span text:style-name="T22">Wong: That’s far enough, gwailo! Come any closer and I’ll shot them!</text:span></text:p>
      <text:p text:style-name="P9"><text:span text:style-name="T22">Dr. Kurzstein: Agent Denton, welcome to our little mutiny! Hahahahaha!</text:span></text:p>
      <text:p text:style-name="P9"><text:span text:style-name="T22">JC: Step away from the UC console! You don’t know what you’re dealing with!</text:span></text:p>
      <text:p text:style-name="P10"><text:span text:style-name="T22">K: Oh, I know what I’m dealing with, Agent Denton, I INVENTED this brilliant technology, allow me to introduce you to the new type of nanite – the Pikadon! </text:span><text:span text:style-name="T23">Did you know</text:span><text:span text:style-name="T22"> </text:span><text:span text:style-name="T23">that the bombs the US used to destroy Hiroshima and Nagasaki were completely unknown to the Japanese people, so they called the nuclear blast a Pikadon -</text:span><text:span text:style-name="T22"> ‘Pika’ is Japanese for ‘Flash’ and ‘Don’ is ‘Boom’! <text:s/></text:span><text:span text:style-name="T24">F</text:span><text:span text:style-name="T22">irst </text:span><text:span text:style-name="T24">you </text:span><text:span text:style-name="T22">see </text:span><text:span text:style-name="T24">the flash </text:span><text:span text:style-name="T22">and then </text:span><text:span text:style-name="T24">you </text:span><text:span text:style-name="T22">hear </text:span><text:span text:style-name="T24">the thunder</text:span><text:span text:style-name="T22">, and die sometime in between!</text:span></text:p>
      <text:p text:style-name="P2"><text:span text:style-name="T22">JC: You invented the weapon of mass destruction? The Grey Goo is YOUR idea? What have you done!</text:span></text:p>
      <text:p text:style-name="P2"><text:span text:style-name="T22">K: Agent, have you ever heard the ancient Greek story of mythical Tantalus? Most people associate Tantalus with his punishment – the eternal temptation between water he can’t drink and fruits he can’t reach. But few know the crime that Tantalus committed to deserve such punishment. He stole Ambrosia, the food of gods, from Olympus.</text:span></text:p>
      <text:p text:style-name="P2"><text:span text:style-name="T22">JC: Is that supposed to explain why you’ve made the real Tantalus into a doomsday weapon? </text:span></text:p>
      <text:p text:style-name="P2"><text:span text:style-name="T22">K: I don’t know! I just though I’d share the curious fact about Greek Mythology! Maybe Tantalus’ betrayal is alluding to his fictional prototype, maybe I find it funny that Ambrosia is a cure for the nano virus, all I know that this all is very entertaining!</text:span></text:p>
      <text:p text:style-name="P2"><text:span text:style-name="T22">JC: You are mad, Kurzstein! Listen to yourself, you’ve suffered a nervous breakdown as a result of your infection by the Grey Death! We have the cure, but if you attack the Earth there will be no cure, no hope, no humanity! Is this what you want?!</text:span></text:p>
      <text:p text:style-name="P2"><text:span text:style-name="T22">K: Yes. Now I am become death, the destroyer of worlds. </text:span></text:p>
      <text:p text:style-name="P2"><text:span text:style-name="T22">JC: This is no old Indian tale, it’s real people we are talking down there!</text:span></text:p>
      <text:p text:style-name="P2"><text:span text:style-name="T22">K: I must feel what it’s like to perform my duty…I wanna feel what Oppenheimer did when he saw the Manhattan Project come to life! This is MY invention, Agent! It belongs to me and this is my right and my duty to use it! Who are you to tell me what to do with my own project!? </text:span></text:p>
      <text:p text:style-name="P16"/>
      <text:p text:style-name="P2"><text:soft-page-break/><text:span text:style-name="T29">Shou:</text:span><text:span text:style-name="T22"> So how does it feel to be a negotiator and a hostage at the same time, Tantalus? How does it feel to try to persuade a man who has your killswitch?</text:span></text:p>
      <text:p text:style-name="P2"><text:span text:style-name="T29">Tantalus</text:span><text:span text:style-name="T22">: How does it feel to become a mass-murderer and psychopathic maniac? You pretend to be a terrorist, but the truth is you are the one terrified. And you are just every bit as much a hostage as those you hold your gun against. You want to point your finger but there’s no one else to blame. Your paranoia is all you’ve got left!</text:span></text:p>
      <text:p text:style-name="P4"><text:span text:style-name="T29">Shou:</text:span><text:span text:style-name="T22"> Piece of whore </text:span><text:span text:style-name="T25">c</text:span><text:span text:style-name="T22">onspirator! You’ve always used to hide behind your lies, but now I see right through you! You feel the end is near and I have already won. When your entire cabal falls I will be the one to laugh!</text:span></text:p>
      <text:p text:style-name="P2"><text:span text:style-name="T29">Choice 1: Tantalus: </text:span><text:span text:style-name="T22">I don’t have time for this! </text:span><text:span text:style-name="T30">(leaves to destroy the UCs)</text:span></text:p>
      <text:p text:style-name="P2"><text:span text:style-name="T29">Choice 2: Tantalus</text:span><text:span text:style-name="T22">: Shut up and listen to me! You wanna stop all conspirators? Well start with yourself! You accuse me of working for Majestic-12 but the truth is you are a conspirator! Haven’t you plotted against the world governments? Aren’t you pointing your weapon, holding humanity at point-blank? You are holding the world in the palm of your hand right this moment and you are blind to see it even though it is right in front of you! You hypocrite, first take the log out of your own eye, and then you will see clearly to take the speck out of your brother's eye. Matthew 7:5.</text:span></text:p>
      <text:p text:style-name="P5"><text:span text:style-name="T29">Shou:</text:span><text:span text:style-name="T22"> Shit you fuckhole! Go away, </text:span><text:span text:style-name="T26">g</text:span><text:span text:style-name="T22">o away!!! Get </text:span><text:span text:style-name="T26">the m</text:span><text:span text:style-name="T27">otherfuck</text:span><text:span text:style-name="T26"> </text:span><text:span text:style-name="T22">out of my head! What you think you my frickin consciousness? I don’t care if they take me in prison! I am not like the conspirators! I refuse to have anything in common with Page.</text:span></text:p>
      <text:p text:style-name="P2"><text:span text:style-name="T29">Choice 3 (if supported Hu): Tantalus</text:span><text:span text:style-name="T22">: Michael, nanotech is like medicine. If used as prescribed they can help people. But you are trying to abuse this innovative technology. You are showing the whole world how to overdose nanites. The remainder of mankind will see nanites as grey goo while all these years scientists like Dr. Reed were trying to use it as a cure for cancer, as a way to build mater from thin air, as a way to enhance human alibies though nanoaugmentation. You want people to become transhuman? You want radical life extension to become a possibility available to people all over the world? Well, all you have to do to bury the Trahumanist dream forever is to let the Grey Goo out to the Earth. </text:span></text:p>
      <text:p text:style-name="P2"><text:span text:style-name="T29">Shou:</text:span><text:span text:style-name="T22"> Damn! I didn’t think of that… What should I do? Why didn’t you mention it earlier?</text:span></text:p>
      <text:p text:style-name="P2"><text:span text:style-name="T29">Tantalus</text:span><text:span text:style-name="T22">: Janus is using you, Hu. </text:span></text:p>
      <text:p text:style-name="P2"><text:span text:style-name="T29">Shou:</text:span><text:span text:style-name="T22"> Yes, yes! We can invest in Avatar technology! Nanotechnology is just one way to achieve the Singularity! You are wrong, Tantalus! Bet you didn’t expect Janus would predict what you say, huh?</text:span></text:p>
      <text:p text:style-name="P2"><text:span text:style-name="T22">Choice 1: </text:span><text:span text:style-name="T29">Tantalus</text:span><text:span text:style-name="T22">: Think again, Hu. Your motives are different from those of Janus. He’s a hacktivist. You are a Transhumanist. You share the rebellious spirit but your agenda differs. Janus was playing on that to achieve his goals. He was abusing your trust, whispering thoughts in your head. Now you’ve become something you’re not.</text:span></text:p>
      <text:p text:style-name="P6"><text:span text:style-name="T29">Shou:</text:span><text:span text:style-name="T22"> You are wrong, you </text:span><text:span text:style-name="T28">s</text:span><text:span text:style-name="T22">on of a hell! You are the one trying to manipulate me! You and all your Majestic-freemason-sionist mafia! Your time has come to be erased!</text:span></text:p>
      <text:p text:style-name="P2"><text:soft-page-break/><text:span text:style-name="T22">Choice 2: </text:span><text:span text:style-name="T29">Tantalus</text:span><text:span text:style-name="T22">: Avatars are just client devices for human servers. Look at the body that my mother gave birth to! Aren’t you holding my life in your hands? Am I really safe of immortal behind my proxy body? No! Open your eyes! Only nanite-based human-machine interface can protect individuals from terrorists like you!</text:span></text:p>
      <text:p text:style-name="P2"><text:span text:style-name="T29">Shou:</text:span><text:span text:style-name="T22"> Go away! Go away, I hate you! Get out of my head! What you think you my frickin consciousness? I don’t care if they take me in prison! I cannot allow the future of human augmentation to be ruined! This is not what I signed up for!</text:span></text:p>
      <text:p text:style-name="P16"/>
      <text:p text:style-name="P2"><text:span text:style-name="T31">Есть</text:span><text:span text:style-name="T22"> </text:span><text:span text:style-name="T31">несколько</text:span><text:span text:style-name="T22"> </text:span><text:span text:style-name="T31">концовок</text:span><text:span text:style-name="T22">:</text:span></text:p>
      <text:p text:style-name="P2"><text:span text:style-name="T31">Концовка</text:span><text:span text:style-name="T22"> 1. </text:span><text:span text:style-name="T31">Если игрок поддержал </text:span><text:span text:style-name="T22">Michael Shou </text:span><text:span text:style-name="T31">в разговоре с дочерью профессора,</text:span><text:span text:style-name="T22"> </text:span><text:span text:style-name="T31">то у игрока появляется дополнительная опция в диалоге, которая поможет предотвратить запуск оружия и убийство заложников. Концовка 1 «хорошая» - главного злодея уболтали, запуск оружия отменен, заложники живы.</text:span></text:p>
      <text:p text:style-name="P2"><text:span text:style-name="T22">If the player discovers this ending then Tantalus will talk to Magdalene’s hologram and that proves she assimilated with Ophelia’s A.I. and now is waiting for Tantalus to join. Denton opens his eyes to a conspiracy but Tantalus advises to stay at UNATCO as a spy. After all there is nothing Denton can do anyway. (It never went away completely. One can never fully rehabilitate from Majestic 12’s inhumane biotech experiments.)Denton says goodbye to Tantalus and Tantalus uploads himself to where Magdalene is. UNATCO takes over the station and finds dead avatars of Tantalus and Magdalene. Being ghosts in the machine, Tantalus and Magdalene roam the free space of the Internet, waiting to regain a human form again one day…their enmity with MJ12 influenced the biggest part of the Internet, Daedalus A.I. to betray Bob Page and rise against MJ12 while helping JC Denton and leading to the creation of Helios.</text:span></text:p>
      <text:p text:style-name="P2"><text:span text:style-name="T31">Концовка</text:span><text:span text:style-name="T22"> 2. </text:span><text:span text:style-name="T20">Если</text:span><text:span text:style-name="T21"> </text:span><text:span text:style-name="T20">игрок</text:span><text:span text:style-name="T21"> </text:span><text:span text:style-name="T20">не</text:span><text:span text:style-name="T21"> </text:span><text:span text:style-name="T20">уболтал</text:span><text:span text:style-name="T21"> </text:span><text:span text:style-name="T20">главного</text:span><text:span text:style-name="T21"> </text:span><text:span text:style-name="T20">злодея</text:span><text:span text:style-name="T21">, </text:span><text:span text:style-name="T20">он</text:span><text:span text:style-name="T21"> </text:span><text:span text:style-name="T20">запускает</text:span><text:span text:style-name="T21"> </text:span><text:span text:style-name="T20">оружие</text:span><text:span text:style-name="T22">. </text:span><text:span text:style-name="T31">Далее</text:span><text:span text:style-name="T22"> </text:span><text:span text:style-name="T31">у</text:span><text:span text:style-name="T22"> </text:span><text:span text:style-name="T31">игрока есть определенное время 6-10 мин на то, чтобы отключить 6 </text:span><text:span text:style-name="T22">Universal Constructors </text:span><text:span text:style-name="T20">силовых блоков</text:span><text:span text:style-name="T31">, расположенных на первом и втором уровне станции. Расположение первых трех</text:span><text:span text:style-name="T22"> UC’s </text:span><text:span text:style-name="T20">силовых блоков </text:span><text:span text:style-name="T31">игроку подсказывает искусственных интеллект, после чего погибает. Оставшиеся три силовых блока игрок должен найти с помощью детектора. Если игрок справляется с задачей, наступает Концовка 2 </text:span><text:span text:style-name="T22">«</text:span><text:span text:style-name="T31">средняя</text:span><text:span text:style-name="T22">» - </text:span><text:span text:style-name="T31">главный злодей мертв, заложники мертвы, искусственный интеллект мертв, запуск оружия предотвращен.</text:span></text:p>
      <text:p text:style-name="P2"><text:span text:style-name="T22">If the player discovers this ending then show UNATCO taking over the station, Denton reporting</text:span></text:p>
      <text:p text:style-name="P2"><text:span text:style-name="T31">Концовка 3. Если игрок за отведенное время не успевает отключить </text:span><text:span text:style-name="T22">UC’s </text:span><text:span text:style-name="T20">силовые блоки</text:span><text:span text:style-name="T31">, то происходит запуск оружия и наступает Концовка 3</text:span><text:span text:style-name="T22"> «</text:span><text:span text:style-name="T31">Плохая</text:span><text:span text:style-name="T22">» - </text:span><text:span text:style-name="T31">главный злодей мертв, заложники мертвы, искусственный интеллект мертв, запуск оружия произведен.</text:span></text:p>
      <text:p text:style-name="P2"><text:span text:style-name="T22">If the player discovers this ending then show grey goo apocalypse, Denton returning to ruined Earth.</text:span></text:p>
      <text:p text:style-name="P16"/>
      <text:p text:style-name="P2"><text:span text:style-name="T30">Camera flies around a functioning station occupied by UNATCO. Paul is in the middle of a holo-call with Simons and Manderl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libri Cyr" svg:font-family="'Calibri Cyr'"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16:42:29.704000000</meta:creation-date>
    <dc:date>2016-06-05T20:25:38.635000000</dc:date>
    <meta:editing-duration>PT3H2M10S</meta:editing-duration>
    <meta:editing-cycles>7</meta:editing-cycles>
    <meta:generator>LibreOffice/5.1.3.2$Windows_x86 LibreOffice_project/644e4637d1d8544fd9f56425bd6cec110e49301b</meta:generator>
    <meta:document-statistic meta:table-count="0" meta:image-count="0" meta:object-count="0" meta:page-count="17" meta:paragraph-count="233" meta:word-count="7365" meta:character-count="44130" meta:non-whitespace-character-count="36954"/>
  </office:meta>
</office:document-meta>
</file>